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Implementing TensorFlow on Apache Spark involves combining the capabilities of both frameworks to perform distributed machine learning tasks. This integration can be beneficial when dealing with large datasets that require distributed computing. Here are the key steps and considerations for implementing TensorFlow on Spark:</text:p>
      <text:list text:style-name="L1">
        <text:list-item>
          <text:p text:style-name="P1"><text:span text:style-name="Strong_20_Emphasis">Understanding Apache Spark:</text:span></text:p>
          <text:list>
            <text:list-item>
              <text:p text:style-name="P2">Apache Spark is a fast and general-purpose cluster computing system that provides high-level APIs in Java, Scala, Python, and R. It's designed for large-scale data processing and machine learning.</text:p>
            </text:list-item>
          </text:list>
        </text:list-item>
        <text:list-item>
          <text:p text:style-name="P1"><text:span text:style-name="Strong_20_Emphasis">TensorFlowOnSpark (TFoS):</text:span></text:p>
          <text:list>
            <text:list-item>
              <text:p text:style-name="P2">TensorFlowOnSpark is a package that enables TensorFlow to run on a Spark cluster. It allows for distributed training of TensorFlow models using Spark workers.</text:p>
            </text:list-item>
          </text:list>
        </text:list-item>
        <text:list-item>
          <text:p text:style-name="P1"><text:span text:style-name="Strong_20_Emphasis">Installation:</text:span></text:p>
          <text:list>
            <text:list-item>
              <text:p text:style-name="P2">Install both TensorFlow and Spark on your cluster.</text:p>
            </text:list-item>
            <text:list-item>
              <text:p text:style-name="P2">Install TensorFlowOnSpark by following the instructions in the official GitHub repository: TensorFlowOnSpark.</text:p>
            </text:list-item>
          </text:list>
        </text:list-item>
        <text:list-item>
          <text:p text:style-name="P1"><text:span text:style-name="Strong_20_Emphasis">Data Preparation:</text:span></text:p>
          <text:list>
            <text:list-item>
              <text:p text:style-name="P2">Ensure that your data is distributed across the Spark cluster. Spark's DataFrames or RDDs can be used to handle large datasets.</text:p>
            </text:list-item>
          </text:list>
        </text:list-item>
        <text:list-item>
          <text:p text:style-name="P1"><text:span text:style-name="Strong_20_Emphasis">TensorFlow Model Implementation:</text:span></text:p>
          <text:list>
            <text:list-item>
              <text:p text:style-name="P2">Write your TensorFlow model as you normally would, but make sure to use the <text:span text:style-name="Source_20_Text">tf.estimator</text:span> API or Keras API, as these are better suited for distributed training.</text:p>
            </text:list-item>
          </text:list>
        </text:list-item>
        <text:list-item>
          <text:p text:style-name="P1"><text:span text:style-name="Strong_20_Emphasis">Configure TensorFlowOnSpark:</text:span></text:p>
          <text:list>
            <text:list-item>
              <text:p text:style-name="P2">Configure TensorFlowOnSpark by specifying parameters such as the TensorFlow cluster specification, number of workers, and other relevant settings.</text:p>
            </text:list-item>
          </text:list>
        </text:list-item>
        <text:list-item>
          <text:p text:style-name="P1"><text:span text:style-name="Strong_20_Emphasis">Distribute TensorFlow Model:</text:span></text:p>
          <text:list>
            <text:list-item>
              <text:p text:style-name="P2">Distribute your TensorFlow model across the Spark cluster using TFoS. This typically involves creating a TFoS cluster, defining TensorFlow server tasks for each Spark executor, and launching distributed TensorFlow training.</text:p>
            </text:list-item>
          </text:list>
        </text:list-item>
        <text:list-item>
          <text:p text:style-name="P1"><text:span text:style-name="Strong_20_Emphasis">Use Spark Data for Training:</text:span></text:p>
          <text:list>
            <text:list-item>
              <text:p text:style-name="P2">Use Spark transformations and actions to feed data from Spark RDDs or DataFrames into TensorFlow for training. TFoS provides utility functions to help with data input.</text:p>
            </text:list-item>
          </text:list>
        </text:list-item>
        <text:list-item>
          <text:p text:style-name="P1"><text:span text:style-name="Strong_20_Emphasis">Handling Checkpoints and Model Saving:</text:span></text:p>
          <text:list>
            <text:list-item>
              <text:p text:style-name="P2">Ensure that your TensorFlow model can handle distributed training and saving checkpoints. This is important for fault tolerance and resuming training in case of failures.</text:p>
            </text:list-item>
          </text:list>
        </text:list-item>
        <text:list-item>
          <text:p text:style-name="P1"><text:span text:style-name="Strong_20_Emphasis">Monitoring and Debugging:</text:span></text:p>
          <text:list>
            <text:list-item>
              <text:p text:style-name="P2"><text:soft-page-break/>Monitor the training process using TensorFlow's built-in monitoring tools. TensorBoard can be used for visualizing training metrics.</text:p>
            </text:list-item>
          </text:list>
        </text:list-item>
        <text:list-item>
          <text:p text:style-name="P1"><text:span text:style-name="Strong_20_Emphasis">Scale Considerations:</text:span></text:p>
          <text:list>
            <text:list-item>
              <text:p text:style-name="P2">Consider the scalability of your model and Spark cluster. You might need to adjust the number of Spark workers and TensorFlow servers based on the size of your dataset and model complexity.</text:p>
            </text:list-item>
          </text:list>
        </text:list-item>
        <text:list-item>
          <text:p text:style-name="P1"><text:span text:style-name="Strong_20_Emphasis">Optimizations:</text:span></text:p>
          <text:list>
            <text:list-item>
              <text:p text:style-name="P2">Explore optimization techniques specific to distributed TensorFlow, such as adjusting batch sizes, using parameter servers, and optimizing communication between Spark and TensorFlow.</text:p>
            </text:list-item>
          </text:list>
        </text:list-item>
        <text:list-item>
          <text:p text:style-name="P1"><text:span text:style-name="Strong_20_Emphasis">Testing and Validation:</text:span></text:p>
          <text:list>
            <text:list-item>
              <text:p text:style-name="P1">Validate your implementation on a small scale before running it on a larger cluster to ensure that everything is set up correctly.</text:p>
            </text:list-item>
          </text:list>
        </text:list-item>
      </text:list>
      <text:p text:style-name="Text_20_body">Remember that the specifics of your implementation may vary based on your use case, data, and model architecture. Always refer to the latest documentation for TensorFlow, Spark, and TensorFlowOnSpark for the most up-to-date informatio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3T10:48:07.178000000</meta:creation-date>
    <dc:date>2024-02-13T10:49:31.774000000</dc:date>
    <meta:editing-duration>PT1M24S</meta:editing-duration>
    <meta:editing-cycles>1</meta:editing-cycles>
    <meta:document-statistic meta:table-count="0" meta:image-count="0" meta:object-count="0" meta:page-count="2" meta:paragraph-count="29" meta:word-count="453" meta:character-count="3062" meta:non-whitespace-character-count="2665"/>
    <meta:generator>LibreOffice/7.5.0.3$Windows_X86_64 LibreOffice_project/c21113d003cd3efa8c53188764377a8272d9d6de</meta:generator>
  </office:meta>
</office:document-meta>
</file>